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a8e" officeooo:paragraph-rsid="00059a8e"/>
    </style:style>
    <style:style style:name="P2" style:family="paragraph" style:parent-style-name="Standard">
      <style:text-properties officeooo:rsid="00059a8e" officeooo:paragraph-rsid="00059a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 used- tanzania.gpkg</text:p>
      <text:p text:style-name="P1"/>
      <text:p text:style-name="P1">🧪 Running Compression Codec Experiment</text:p>
      <text:p text:style-name="P1"/>
      <text:p text:style-name="P1"/>
      <text:p text:style-name="P1">==================== PARQUET_UNCOMPRESSED ====================</text:p>
      <text:p text:style-name="P1"/>
      <text:p text:style-name="P1">[PARQUET_UNCOMPRESSED] → SELECT</text:p>
      <text:p text:style-name="P1"/>
      <text:p text:style-name="P1">--- ENERGY REPORT ---</text:p>
      <text:p text:style-name="P1">CPU Energy: <text:s text:c="2"/>9.6e-05</text:p>
      <text:p text:style-name="P1">RAM Energy: <text:s text:c="2"/>9.35e-05</text:p>
      <text:p text:style-name="P1">Total Energy: 0.0001895</text:p>
      <text:p text:style-name="P1">Duration: <text:s text:c="4"/>0.12606191635131836 seconds</text:p>
      <text:p text:style-name="P1">---------------------</text:p>
      <text:p text:style-name="P1"/>
      <text:p text:style-name="P1"/>
      <text:p text:style-name="P1">[PARQUET_UNCOMPRESSED] → INSERT</text:p>
      <text:p text:style-name="P1"/>
      <text:p text:style-name="P1">--- ENERGY REPORT ---</text:p>
      <text:p text:style-name="P1">CPU Energy: <text:s text:c="2"/>0.00015300000000000003</text:p>
      <text:p text:style-name="P1">RAM Energy: <text:s text:c="2"/>9.379999999999999e-05</text:p>
      <text:p text:style-name="P1">Total Energy: 0.00024680000000000004</text:p>
      <text:p text:style-name="P1">Duration: <text:s text:c="4"/>0.050026655197143555 seconds</text:p>
      <text:p text:style-name="P1">---------------------</text:p>
      <text:p text:style-name="P1"/>
      <text:p text:style-name="P1"/>
      <text:p text:style-name="P1">[PARQUET_UNCOMPRESSED] → UPDATE</text:p>
      <text:p text:style-name="P1"/>
      <text:p text:style-name="P1">--- ENERGY REPORT ---</text:p>
      <text:p text:style-name="P1">CPU Energy: <text:s text:c="2"/>9.2e-05</text:p>
      <text:p text:style-name="P1">RAM Energy: <text:s text:c="2"/>9.42e-05</text:p>
      <text:p text:style-name="P1">Total Energy: 0.0001862</text:p>
      <text:p text:style-name="P1">Duration: <text:s text:c="4"/>0.3985130786895752 seconds</text:p>
      <text:p text:style-name="P1">---------------------</text:p>
      <text:p text:style-name="P1"/>
      <text:p text:style-name="P1"/>
      <text:p text:style-name="P1">[PARQUET_UNCOMPRESSED] → DELETE</text:p>
      <text:p text:style-name="P1"/>
      <text:p text:style-name="P1">--- ENERGY REPORT ---</text:p>
      <text:p text:style-name="P1">CPU Energy: <text:s text:c="2"/>0.000132</text:p>
      <text:p text:style-name="P1">RAM Energy: <text:s text:c="2"/>9.409999999999998e-05</text:p>
      <text:p text:style-name="P1">Total Energy: 0.0002261</text:p>
      <text:p text:style-name="P1">Duration: <text:s text:c="4"/>0.044584035873413086 seconds</text:p>
      <text:p text:style-name="P1">---------------------</text:p>
      <text:p text:style-name="P1"/>
      <text:p text:style-name="P1"/>
      <text:p text:style-name="P1">[PARQUET_UNCOMPRESSED] → JOIN</text:p>
      <text:p text:style-name="P1"/>
      <text:p text:style-name="P1">--- ENERGY REPORT ---</text:p>
      <text:p text:style-name="P1">CPU Energy: <text:s text:c="2"/>0.000107</text:p>
      <text:p text:style-name="P1">RAM Energy: <text:s text:c="2"/>9.409999999999998e-05</text:p>
      <text:p text:style-name="P1"><text:soft-page-break/>Total Energy: 0.00020109999999999998</text:p>
      <text:p text:style-name="P1">Duration: <text:s text:c="4"/>0.09437131881713867 seconds</text:p>
      <text:p text:style-name="P1">---------------------</text:p>
      <text:p text:style-name="P1"/>
      <text:p text:style-name="P1"/>
      <text:p text:style-name="P1">==================== PARQUET_SNAPPY ====================</text:p>
      <text:p text:style-name="P1"/>
      <text:p text:style-name="P1">[PARQUET_SNAPPY] → SELECT</text:p>
      <text:p text:style-name="P1"/>
      <text:p text:style-name="P1">--- ENERGY REPORT ---</text:p>
      <text:p text:style-name="P1">CPU Energy: <text:s text:c="2"/>0.000115</text:p>
      <text:p text:style-name="P1">RAM Energy: <text:s text:c="2"/>9.429999999999999e-05</text:p>
      <text:p text:style-name="P1">Total Energy: 0.0002093</text:p>
      <text:p text:style-name="P1">Duration: <text:s text:c="4"/>0.05036187171936035 seconds</text:p>
      <text:p text:style-name="P1">---------------------</text:p>
      <text:p text:style-name="P1"/>
      <text:p text:style-name="P1"/>
      <text:p text:style-name="P1">[PARQUET_SNAPPY] → INSERT</text:p>
      <text:p text:style-name="P1"/>
      <text:p text:style-name="P1">--- ENERGY REPORT ---</text:p>
      <text:p text:style-name="P1">CPU Energy: <text:s text:c="2"/>0.00015000000000000001</text:p>
      <text:p text:style-name="P1">RAM Energy: <text:s text:c="2"/>9.42e-05</text:p>
      <text:p text:style-name="P1">Total Energy: 0.0002442</text:p>
      <text:p text:style-name="P1">Duration: <text:s text:c="4"/>0.050436973571777344 seconds</text:p>
      <text:p text:style-name="P1">---------------------</text:p>
      <text:p text:style-name="P1"/>
      <text:p text:style-name="P1"/>
      <text:p text:style-name="P1">[PARQUET_SNAPPY] → UPDATE</text:p>
      <text:p text:style-name="P1"/>
      <text:p text:style-name="P1">--- ENERGY REPORT ---</text:p>
      <text:p text:style-name="P1">CPU Energy: <text:s text:c="2"/>9.800000000000001e-05</text:p>
      <text:p text:style-name="P1">RAM Energy: <text:s text:c="2"/>9.44e-05</text:p>
      <text:p text:style-name="P1">Total Energy: 0.00019240000000000001</text:p>
      <text:p text:style-name="P1">Duration: <text:s text:c="4"/>0.39324307441711426 seconds</text:p>
      <text:p text:style-name="P1">---------------------</text:p>
      <text:p text:style-name="P1"/>
      <text:p text:style-name="P1"/>
      <text:p text:style-name="P1">[PARQUET_SNAPPY] → DELETE</text:p>
      <text:p text:style-name="P1"/>
      <text:p text:style-name="P1">--- ENERGY REPORT ---</text:p>
      <text:p text:style-name="P1">CPU Energy: <text:s text:c="2"/>0.000122</text:p>
      <text:p text:style-name="P1">RAM Energy: <text:s text:c="2"/>9.44e-05</text:p>
      <text:p text:style-name="P1">Total Energy: 0.0002164</text:p>
      <text:p text:style-name="P1">Duration: <text:s text:c="4"/>0.04143857955932617 seconds</text:p>
      <text:p text:style-name="P1">---------------------</text:p>
      <text:p text:style-name="P1"/>
      <text:p text:style-name="P1"/>
      <text:p text:style-name="P1">[PARQUET_SNAPPY] → JOIN</text:p>
      <text:p text:style-name="P1"/>
      <text:p text:style-name="P1">--- ENERGY REPORT ---</text:p>
      <text:p text:style-name="P1">CPU Energy: <text:s text:c="2"/>0.000117</text:p>
      <text:p text:style-name="P1">RAM Energy: <text:s text:c="2"/>9.46e-05</text:p>
      <text:p text:style-name="P1"><text:soft-page-break/>Total Energy: 0.0002116</text:p>
      <text:p text:style-name="P1">Duration: <text:s text:c="4"/>0.08476591110229492 seconds</text:p>
      <text:p text:style-name="P1">---------------------</text:p>
      <text:p text:style-name="P1"/>
      <text:p text:style-name="P1"/>
      <text:p text:style-name="P1">==================== PARQUET_ZSTD ====================</text:p>
      <text:p text:style-name="P1"/>
      <text:p text:style-name="P1">[PARQUET_ZSTD] → SELECT</text:p>
      <text:p text:style-name="P1"/>
      <text:p text:style-name="P1">--- ENERGY REPORT ---</text:p>
      <text:p text:style-name="P1">CPU Energy: <text:s text:c="2"/>9.5e-05</text:p>
      <text:p text:style-name="P1">RAM Energy: <text:s text:c="2"/>9.46e-05</text:p>
      <text:p text:style-name="P1">Total Energy: 0.0001896</text:p>
      <text:p text:style-name="P1">Duration: <text:s text:c="4"/>0.05379605293273926 seconds</text:p>
      <text:p text:style-name="P1">---------------------</text:p>
      <text:p text:style-name="P1"/>
      <text:p text:style-name="P1"/>
      <text:p text:style-name="P1">[PARQUET_ZSTD] → INSERT</text:p>
      <text:p text:style-name="P1"/>
      <text:p text:style-name="P1">--- ENERGY REPORT ---</text:p>
      <text:p text:style-name="P1">CPU Energy: <text:s text:c="2"/>0.00012000000000000002</text:p>
      <text:p text:style-name="P1">RAM Energy: <text:s text:c="2"/>9.47e-05</text:p>
      <text:p text:style-name="P1">Total Energy: 0.00021470000000000001</text:p>
      <text:p text:style-name="P1">Duration: <text:s text:c="4"/>0.062424659729003906 seconds</text:p>
      <text:p text:style-name="P1">---------------------</text:p>
      <text:p text:style-name="P1"/>
      <text:p text:style-name="P1"/>
      <text:p text:style-name="P1">[PARQUET_ZSTD] → UPDATE</text:p>
      <text:p text:style-name="P1"/>
      <text:p text:style-name="P1">--- ENERGY REPORT ---</text:p>
      <text:p text:style-name="P1">CPU Energy: <text:s text:c="2"/>9.2e-05</text:p>
      <text:p text:style-name="P1">RAM Energy: <text:s text:c="2"/>9.479999999999999e-05</text:p>
      <text:p text:style-name="P1">Total Energy: 0.0001868</text:p>
      <text:p text:style-name="P1">Duration: <text:s text:c="4"/>0.36313724517822266 seconds</text:p>
      <text:p text:style-name="P1">---------------------</text:p>
      <text:p text:style-name="P1"/>
      <text:p text:style-name="P1"/>
      <text:p text:style-name="P1">[PARQUET_ZSTD] → DELETE</text:p>
      <text:p text:style-name="P1"/>
      <text:p text:style-name="P1">--- ENERGY REPORT ---</text:p>
      <text:p text:style-name="P1">CPU Energy: <text:s text:c="2"/>0.00014000000000000001</text:p>
      <text:p text:style-name="P1">RAM Energy: <text:s text:c="2"/>9.49e-05</text:p>
      <text:p text:style-name="P1">Total Energy: 0.00023490000000000002</text:p>
      <text:p text:style-name="P1">Duration: <text:s text:c="4"/>0.04115438461303711 seconds</text:p>
      <text:p text:style-name="P1">---------------------</text:p>
      <text:p text:style-name="P1"/>
      <text:p text:style-name="P1"/>
      <text:p text:style-name="P1">[PARQUET_ZSTD] → JOIN</text:p>
      <text:p text:style-name="P1"/>
      <text:p text:style-name="P1">--- ENERGY REPORT ---</text:p>
      <text:p text:style-name="P1">CPU Energy: <text:s text:c="2"/>0.000109</text:p>
      <text:p text:style-name="P1">RAM Energy: <text:s text:c="2"/>9.49e-05</text:p>
      <text:p text:style-name="P1"><text:soft-page-break/>Total Energy: 0.00020390000000000002</text:p>
      <text:p text:style-name="P1">Duration: <text:s text:c="4"/>0.08448982238769531 seconds</text:p>
      <text:p text:style-name="P1">---------------------</text:p>
      <text:p text:style-name="P1"/>
      <text:p text:style-name="P1"/>
      <text:p text:style-name="P1">==================== GEOJSON_NORMAL ====================</text:p>
      <text:p text:style-name="P1"/>
      <text:p text:style-name="P1">[GEOJSON_NORMAL] → SELECT</text:p>
      <text:p text:style-name="P1"/>
      <text:p text:style-name="P1">--- ENERGY REPORT ---</text:p>
      <text:p text:style-name="P1">CPU Energy: <text:s text:c="2"/>8.7e-05</text:p>
      <text:p text:style-name="P1">RAM Energy: <text:s text:c="2"/>9.479999999999999e-05</text:p>
      <text:p text:style-name="P1">Total Energy: 0.00018179999999999997</text:p>
      <text:p text:style-name="P1">Duration: <text:s text:c="4"/>0.3442206382751465 seconds</text:p>
      <text:p text:style-name="P1">---------------------</text:p>
      <text:p text:style-name="P1"/>
      <text:p text:style-name="P1"/>
      <text:p text:style-name="P1">[GEOJSON_NORMAL] → INSERT</text:p>
      <text:p text:style-name="P1"/>
      <text:p text:style-name="P1">--- ENERGY REPORT ---</text:p>
      <text:p text:style-name="P1">CPU Energy: <text:s text:c="2"/>9.1e-05</text:p>
      <text:p text:style-name="P1">RAM Energy: <text:s text:c="2"/>9.479999999999999e-05</text:p>
      <text:p text:style-name="P1">Total Energy: 0.0001858</text:p>
      <text:p text:style-name="P1">Duration: <text:s text:c="4"/>0.2780797481536865 seconds</text:p>
      <text:p text:style-name="P1">---------------------</text:p>
      <text:p text:style-name="P1"/>
      <text:p text:style-name="P1"/>
      <text:p text:style-name="P1">[GEOJSON_NORMAL] → UPDATE</text:p>
      <text:p text:style-name="P1"/>
      <text:p text:style-name="P1">--- ENERGY REPORT ---</text:p>
      <text:p text:style-name="P1">CPU Energy: <text:s text:c="2"/>9.6e-05</text:p>
      <text:p text:style-name="P1">RAM Energy: <text:s text:c="2"/>9.499999999999999e-05</text:p>
      <text:p text:style-name="P1">Total Energy: 0.00019099999999999998</text:p>
      <text:p text:style-name="P1">Duration: <text:s text:c="4"/>0.5758540630340576 seconds</text:p>
      <text:p text:style-name="P1">---------------------</text:p>
      <text:p text:style-name="P1"/>
      <text:p text:style-name="P1"/>
      <text:p text:style-name="P1">[GEOJSON_NORMAL] → DELETE</text:p>
      <text:p text:style-name="P1"/>
      <text:p text:style-name="P1">--- ENERGY REPORT ---</text:p>
      <text:p text:style-name="P1">CPU Energy: <text:s text:c="2"/>9.2e-05</text:p>
      <text:p text:style-name="P1">RAM Energy: <text:s text:c="2"/>9.49e-05</text:p>
      <text:p text:style-name="P1">Total Energy: 0.0001869</text:p>
      <text:p text:style-name="P1">Duration: <text:s text:c="4"/>0.2441272735595703 seconds</text:p>
      <text:p text:style-name="P1">---------------------</text:p>
      <text:p text:style-name="P1"/>
      <text:p text:style-name="P1"/>
      <text:p text:style-name="P1">[GEOJSON_NORMAL] → JOIN</text:p>
      <text:p text:style-name="P1"/>
      <text:p text:style-name="P1">--- ENERGY REPORT ---</text:p>
      <text:p text:style-name="P1">CPU Energy: <text:s text:c="2"/>0.00011</text:p>
      <text:p text:style-name="P1">RAM Energy: <text:s text:c="2"/>9.49e-05</text:p>
      <text:p text:style-name="P1"><text:soft-page-break/>Total Energy: 0.0002049</text:p>
      <text:p text:style-name="P1">Duration: <text:s text:c="4"/>0.3031947612762451 seconds</text:p>
      <text:p text:style-name="P1">---------------------</text:p>
      <text:p text:style-name="P1"/>
      <text:p text:style-name="P1"/>
      <text:p text:style-name="P1">==================== GEOJSON_GZIP ====================</text:p>
      <text:p text:style-name="P1"/>
      <text:p text:style-name="P1">[GEOJSON_GZIP] → SELECT</text:p>
      <text:p text:style-name="P1"/>
      <text:p text:style-name="P1">--- ENERGY REPORT ---</text:p>
      <text:p text:style-name="P1">CPU Energy: <text:s text:c="2"/>9.900000000000001e-05</text:p>
      <text:p text:style-name="P1">RAM Energy: <text:s text:c="2"/>9.51e-05</text:p>
      <text:p text:style-name="P1">Total Energy: 0.0001941</text:p>
      <text:p text:style-name="P1">Duration: <text:s text:c="4"/>0.2859470844268799 seconds</text:p>
      <text:p text:style-name="P1">---------------------</text:p>
      <text:p text:style-name="P1"/>
      <text:p text:style-name="P1"/>
      <text:p text:style-name="P1">[GEOJSON_GZIP] → INSERT</text:p>
      <text:p text:style-name="P1"/>
      <text:p text:style-name="P1">--- ENERGY REPORT ---</text:p>
      <text:p text:style-name="P1">CPU Energy: <text:s text:c="2"/>9e-05</text:p>
      <text:p text:style-name="P1">RAM Energy: <text:s text:c="2"/>9.52e-05</text:p>
      <text:p text:style-name="P1">Total Energy: 0.0001852</text:p>
      <text:p text:style-name="P1">Duration: <text:s text:c="4"/>0.29614901542663574 seconds</text:p>
      <text:p text:style-name="P1">---------------------</text:p>
      <text:p text:style-name="P1"/>
      <text:p text:style-name="P1"/>
      <text:p text:style-name="P1">[GEOJSON_GZIP] → UPDATE</text:p>
      <text:p text:style-name="P1"/>
      <text:p text:style-name="P1">--- ENERGY REPORT ---</text:p>
      <text:p text:style-name="P1">CPU Energy: <text:s text:c="2"/>8.800000000000001e-05</text:p>
      <text:p text:style-name="P1">RAM Energy: <text:s text:c="2"/>9.52e-05</text:p>
      <text:p text:style-name="P1">Total Energy: 0.0001832</text:p>
      <text:p text:style-name="P1">Duration: <text:s text:c="4"/>0.5864155292510986 seconds</text:p>
      <text:p text:style-name="P1">---------------------</text:p>
      <text:p text:style-name="P1"/>
      <text:p text:style-name="P1"/>
      <text:p text:style-name="P1">[GEOJSON_GZIP] → DELETE</text:p>
      <text:p text:style-name="P1"/>
      <text:p text:style-name="P1">--- ENERGY REPORT ---</text:p>
      <text:p text:style-name="P1">CPU Energy: <text:s text:c="2"/>9.1e-05</text:p>
      <text:p text:style-name="P1">RAM Energy: <text:s text:c="2"/>9.52e-05</text:p>
      <text:p text:style-name="P1">Total Energy: 0.0001862</text:p>
      <text:p text:style-name="P1">Duration: <text:s text:c="4"/>0.26804423332214355 seconds</text:p>
      <text:p text:style-name="P1">---------------------</text:p>
      <text:p text:style-name="P1"/>
      <text:p text:style-name="P1"/>
      <text:p text:style-name="P1">[GEOJSON_GZIP] → JOIN</text:p>
      <text:p text:style-name="P1"/>
      <text:p text:style-name="P1">--- ENERGY REPORT ---</text:p>
      <text:p text:style-name="P1">CPU Energy: <text:s text:c="2"/>0.00018100000000000004</text:p>
      <text:p text:style-name="P1">RAM Energy: <text:s text:c="2"/>9.53e-05</text:p>
      <text:p text:style-name="P1"><text:soft-page-break/>Total Energy: 0.00027630000000000005</text:p>
      <text:p text:style-name="P1">Duration: <text:s text:c="4"/>0.3278849124908447 seconds</text:p>
      <text:p text:style-name="P1">---------------------</text:p>
      <text:p text:style-name="P1"/>
      <text:p text:style-name="P1"/>
      <text:p text:style-name="P1">==================== GPKG_NORMAL ====================</text:p>
      <text:p text:style-name="P1"/>
      <text:p text:style-name="P1">[GPKG_NORMAL] → SELECT</text:p>
      <text:p text:style-name="P1"/>
      <text:p text:style-name="P1">--- ENERGY REPORT ---</text:p>
      <text:p text:style-name="P1">CPU Energy: <text:s text:c="2"/>0.00010400000000000001</text:p>
      <text:p text:style-name="P1">RAM Energy: <text:s text:c="2"/>9.51e-05</text:p>
      <text:p text:style-name="P1">Total Energy: 0.00019910000000000001</text:p>
      <text:p text:style-name="P1">Duration: <text:s text:c="4"/>0.08102536201477051 seconds</text:p>
      <text:p text:style-name="P1">---------------------</text:p>
      <text:p text:style-name="P1"/>
      <text:p text:style-name="P1"/>
      <text:p text:style-name="P1">[GPKG_NORMAL] → INSERT</text:p>
      <text:p text:style-name="P1"/>
      <text:p text:style-name="P1">--- ENERGY REPORT ---</text:p>
      <text:p text:style-name="P1">CPU Energy: <text:s text:c="2"/>0.000102</text:p>
      <text:p text:style-name="P1">RAM Energy: <text:s text:c="2"/>9.51e-05</text:p>
      <text:p text:style-name="P1">Total Energy: 0.0001971</text:p>
      <text:p text:style-name="P1">Duration: <text:s text:c="4"/>0.09180808067321777 seconds</text:p>
      <text:p text:style-name="P1">---------------------</text:p>
      <text:p text:style-name="P1"/>
      <text:p text:style-name="P1"/>
      <text:p text:style-name="P1">[GPKG_NORMAL] → UPDATE</text:p>
      <text:p text:style-name="P1"/>
      <text:p text:style-name="P1">--- ENERGY REPORT ---</text:p>
      <text:p text:style-name="P1">CPU Energy: <text:s text:c="2"/>9.1e-05</text:p>
      <text:p text:style-name="P1">RAM Energy: <text:s text:c="2"/>9.52e-05</text:p>
      <text:p text:style-name="P1">Total Energy: 0.0001862</text:p>
      <text:p text:style-name="P1">Duration: <text:s text:c="4"/>0.3852424621582031 seconds</text:p>
      <text:p text:style-name="P1">---------------------</text:p>
      <text:p text:style-name="P1"/>
      <text:p text:style-name="P1"/>
      <text:p text:style-name="P1">[GPKG_NORMAL] → DELETE</text:p>
      <text:p text:style-name="P1"/>
      <text:p text:style-name="P1">--- ENERGY REPORT ---</text:p>
      <text:p text:style-name="P1">CPU Energy: <text:s text:c="2"/>9.5e-05</text:p>
      <text:p text:style-name="P1">RAM Energy: <text:s text:c="2"/>9.52e-05</text:p>
      <text:p text:style-name="P1">Total Energy: 0.00019020000000000002</text:p>
      <text:p text:style-name="P1">Duration: <text:s text:c="4"/>0.06340360641479492 seconds</text:p>
      <text:p text:style-name="P1">---------------------</text:p>
      <text:p text:style-name="P1"/>
      <text:p text:style-name="P1"/>
      <text:p text:style-name="P1">[GPKG_NORMAL] → JOIN</text:p>
      <text:p text:style-name="P1"/>
      <text:p text:style-name="P1">--- ENERGY REPORT ---</text:p>
      <text:p text:style-name="P1">CPU Energy: <text:s text:c="2"/>9.7e-05</text:p>
      <text:p text:style-name="P1">RAM Energy: <text:s text:c="2"/>9.52e-05</text:p>
      <text:p text:style-name="P1"><text:soft-page-break/>Total Energy: 0.0001922</text:p>
      <text:p text:style-name="P1">Duration: <text:s text:c="4"/>0.11078763008117676 seconds</text:p>
      <text:p text:style-name="P1">---------------------</text:p>
      <text:p text:style-name="P1"/>
      <text:p text:style-name="P1"/>
      <text:p text:style-name="P1">==================== GPKG_SIMPLIFIED ====================</text:p>
      <text:p text:style-name="P1"/>
      <text:p text:style-name="P1">[GPKG_SIMPLIFIED] → SELECT</text:p>
      <text:p text:style-name="P1"/>
      <text:p text:style-name="P1">--- ENERGY REPORT ---</text:p>
      <text:p text:style-name="P1">CPU Energy: <text:s text:c="2"/>0.00016500000000000003</text:p>
      <text:p text:style-name="P1">RAM Energy: <text:s text:c="2"/>9.51e-05</text:p>
      <text:p text:style-name="P1">Total Energy: 0.00026010000000000003</text:p>
      <text:p text:style-name="P1">Duration: <text:s text:c="4"/>0.08185100555419922 seconds</text:p>
      <text:p text:style-name="P1">---------------------</text:p>
      <text:p text:style-name="P1"/>
      <text:p text:style-name="P1"/>
      <text:p text:style-name="P1">[GPKG_SIMPLIFIED] → INSERT</text:p>
      <text:p text:style-name="P1"/>
      <text:p text:style-name="P1">--- ENERGY REPORT ---</text:p>
      <text:p text:style-name="P1">CPU Energy: <text:s text:c="2"/>0.00010400000000000001</text:p>
      <text:p text:style-name="P1">RAM Energy: <text:s text:c="2"/>9.51e-05</text:p>
      <text:p text:style-name="P1">Total Energy: 0.00019910000000000001</text:p>
      <text:p text:style-name="P1">Duration: <text:s text:c="4"/>0.08803653717041016 seconds</text:p>
      <text:p text:style-name="P1">---------------------</text:p>
      <text:p text:style-name="P1"/>
      <text:p text:style-name="P1"/>
      <text:p text:style-name="P1">[GPKG_SIMPLIFIED] → UPDATE</text:p>
      <text:p text:style-name="P1"/>
      <text:p text:style-name="P1">--- ENERGY REPORT ---</text:p>
      <text:p text:style-name="P1">CPU Energy: <text:s text:c="2"/>9.400000000000001e-05</text:p>
      <text:p text:style-name="P1">RAM Energy: <text:s text:c="2"/>9.51e-05</text:p>
      <text:p text:style-name="P1">Total Energy: 0.0001891</text:p>
      <text:p text:style-name="P1">Duration: <text:s text:c="4"/>0.38350367546081543 seconds</text:p>
      <text:p text:style-name="P1">---------------------</text:p>
      <text:p text:style-name="P1"/>
      <text:p text:style-name="P1"/>
      <text:p text:style-name="P1">[GPKG_SIMPLIFIED] → DELETE</text:p>
      <text:p text:style-name="P1"/>
      <text:p text:style-name="P1">--- ENERGY REPORT ---</text:p>
      <text:p text:style-name="P1">CPU Energy: <text:s text:c="2"/>0.000122</text:p>
      <text:p text:style-name="P1">RAM Energy: <text:s text:c="2"/>9.51e-05</text:p>
      <text:p text:style-name="P1">Total Energy: 0.0002171</text:p>
      <text:p text:style-name="P1">Duration: <text:s text:c="4"/>0.0619661808013916 seconds</text:p>
      <text:p text:style-name="P1">---------------------</text:p>
      <text:p text:style-name="P1"/>
      <text:p text:style-name="P1"/>
      <text:p text:style-name="P1">[GPKG_SIMPLIFIED] → JOIN</text:p>
      <text:p text:style-name="P1"/>
      <text:p text:style-name="P1">--- ENERGY REPORT ---</text:p>
      <text:p text:style-name="P1">CPU Energy: <text:s text:c="2"/>9.300000000000001e-05</text:p>
      <text:p text:style-name="P1">RAM Energy: <text:s text:c="2"/>9.51e-05</text:p>
      <text:p text:style-name="P1"><text:soft-page-break/>Total Energy: 0.00018810000000000002</text:p>
      <text:p text:style-name="P1">Duration: <text:s text:c="4"/>0.09996438026428223 seconds</text:p>
      <text:p text:style-name="P1">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1T20:06:13.332743827</meta:creation-date>
    <dc:date>2026-04-21T21:38:36.064894636</dc:date>
    <meta:editing-duration>PT14M2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8" meta:paragraph-count="254" meta:word-count="729" meta:character-count="7005" meta:non-whitespace-character-count="6250"/>
  </office:meta>
</office:document-meta>
</file>